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</text:p>
          </table:table-cell>
          <table:table-cell table:style-name="ce1"/>
          <table:table-cell office:value-type="string" table:style-name="ce1">
            <text:p>Notizen</text:p>
          </table:table-cell>
          <table:table-cell office:value-type="string" table:style-name="ce1">
            <text:p>geschrieben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Aufba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Vor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Haupt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Scheinwerfer dre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Referenzli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Messwerte und Analy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Umf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Auswert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Faz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4T00:00:00" table:style-name="ce2">
            <text:p>04.08.18</text:p>
          </table:table-cell>
          <table:table-cell office:value-type="string" table:style-name="ce1">
            <text:p>Videogrundlage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08T00:00:00" table:style-name="ce2">
            <text:p>08.08.18</text:p>
          </table:table-cell>
          <table:table-cell office:value-type="string" table:style-name="ce1">
            <text:p>Messgerä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09T00:00:00" table:style-name="ce2">
            <text:p>09.08.18</text:p>
          </table:table-cell>
          <table:table-cell office:value-type="string" table:style-name="ce1">
            <text:p>Farben und Farbräum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0T00:00:00" table:style-name="ce2">
            <text:p>10.08.18</text:p>
          </table:table-cell>
          <table:table-cell office:value-type="string" table:style-name="ce1">
            <text:p>Leuchtmittel</text:p>
          </table:table-cell>
          <table:table-cell table:number-columns-repeated="16382"/>
        </table:table-row>
        <table:table-row table:style-name="ro1">
          <table:table-cell office:value-type="date" office:date-value="2018-08-12T00:00:00" table:style-name="ce2">
            <text:p>12.08.18</text:p>
          </table:table-cell>
          <table:table-cell office:value-type="string" table:style-name="ce1">
            <text:p>Lichttechnische Grundlag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Einleitung</text:p>
          </table:table-cell>
          <table:table-cell table:number-columns-repeated="16382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Abstrac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Daten Messwerte</text:p>
          </table:table-cell>
          <table:table-cell table:number-columns-repeated="16382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Bilder Umfrage</text:p>
          </table:table-cell>
          <table:table-cell table:number-columns-repeated="16382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eigene Kontrolle</text:p>
          </table:table-cell>
          <table:table-cell table:number-columns-repeated="16382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Danksagung</text:p>
          </table:table-cell>
          <table:table-cell table:number-columns-repeated="16382"/>
        </table:table-row>
        <table:table-row table:style-name="ro1">
          <table:table-cell office:value-type="date" office:date-value="2018-08-18T00:00:00" table:style-name="ce2">
            <text:p>18.08.18</text:p>
          </table:table-cell>
          <table:table-cell office:value-type="string" table:style-name="ce1">
            <text:p>Anhang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7T14:44:13Z</meta:creation-date>
    <dc:date>2018-08-08T20:08:30Z</dc:date>
    <meta:editing-cycles>1</meta:editing-cycles>
    <meta:editing-duration>PT0S</meta:editing-duration>
  </office:meta>
</office:document-meta>
</file>